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12.4cm" fo:min-width="19.77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Ultrafine_20_Dashed" svg:stroke-width="0.051cm" svg:stroke-color="#999999" draw:marker-start-width="0.355cm" draw:marker-end="Arrow" draw:marker-end-width="0.457cm" draw:fill="none" draw:textarea-vertical-align="middle" fo:padding-top="0.15cm" fo:padding-bottom="0.15cm" fo:padding-left="0.275cm" fo:padding-right="0.275cm" draw:shadow-offset-x="0.203cm" draw:shadow-offset-y="0.203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333333" draw:textarea-horizontal-align="justify" draw:textarea-vertical-align="middle" draw:auto-grow-height="false" fo:min-height="1.496cm" fo:min-width="1.246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dddddd" draw:textarea-horizontal-align="justify" draw:textarea-vertical-align="middle" draw:auto-grow-height="false" fo:min-height="1.496cm" fo:min-width="1.24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12.7cm" svg:x="2.37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27cm" svg:y1="4.81cm" svg:x2="22.59cm" svg:y2="4.81cm">
          <text:p/>
        </draw:line>
        <draw:line draw:style-name="gr2" draw:text-style-name="P2" draw:layer="layout" svg:x1="7.35cm" svg:y1="2.27cm" svg:x2="7.35cm" svg:y2="14.97cm">
          <text:p/>
        </draw:line>
        <draw:line draw:style-name="gr2" draw:text-style-name="P2" draw:layer="layout" svg:x1="4.81cm" svg:y1="2.27cm" svg:x2="4.81cm" svg:y2="14.97cm">
          <text:p/>
        </draw:line>
        <draw:line draw:style-name="gr2" draw:text-style-name="P2" draw:layer="layout" svg:x1="2.27cm" svg:y1="7.35cm" svg:x2="22.59cm" svg:y2="7.35cm">
          <text:p/>
        </draw:line>
        <draw:line draw:style-name="gr2" draw:text-style-name="P2" draw:layer="layout" svg:x1="9.89cm" svg:y1="2.27cm" svg:x2="9.89cm" svg:y2="14.97cm">
          <text:p/>
        </draw:line>
        <draw:line draw:style-name="gr2" draw:text-style-name="P2" draw:layer="layout" svg:x1="2.27cm" svg:y1="9.89cm" svg:x2="22.59cm" svg:y2="9.89cm">
          <text:p/>
        </draw:line>
        <draw:line draw:style-name="gr3" draw:text-style-name="P2" draw:layer="layout" svg:x1="7.35cm" svg:y1="6.08cm" svg:x2="16.24cm" svg:y2="6.207cm">
          <text:p/>
        </draw:line>
        <draw:line draw:style-name="gr2" draw:text-style-name="P2" draw:layer="layout" svg:x1="2.27cm" svg:y1="12.43cm" svg:x2="22.59cm" svg:y2="12.43cm">
          <text:p/>
        </draw:line>
        <draw:line draw:style-name="gr2" draw:text-style-name="P2" draw:layer="layout" svg:x1="12.43cm" svg:y1="2.27cm" svg:x2="12.43cm" svg:y2="14.97cm">
          <text:p/>
        </draw:line>
        <draw:custom-shape draw:style-name="gr4" draw:text-style-name="P4" draw:layer="layout" svg:width="2.54cm" svg:height="2.54cm" svg:x="4.81cm" svg:y="4.81cm">
          <text:p text:style-name="P3">F</text:p>
          <text:p text:style-name="P3">3 P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4cm" svg:height="2.54cm" svg:x="14.97cm" svg:y="2.27cm">
          <text:p text:style-name="P3">F</text:p>
          <text:p text:style-name="P3">1 P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97cm" svg:y1="2.297cm" svg:x2="14.97cm" svg:y2="14.997cm">
          <text:p/>
        </draw:line>
        <draw:line draw:style-name="gr2" draw:text-style-name="P2" draw:layer="layout" svg:x1="17.53cm" svg:y1="2.27cm" svg:x2="17.53cm" svg:y2="14.97cm">
          <text:p/>
        </draw:line>
        <draw:line draw:style-name="gr2" draw:text-style-name="P2" draw:layer="layout" svg:x1="20.03cm" svg:y1="2.27cm" svg:x2="20.03cm" svg:y2="14.97cm">
          <text:p/>
        </draw:line>
        <draw:custom-shape draw:style-name="gr5" draw:text-style-name="P5" draw:layer="layout" svg:width="2.54cm" svg:height="2.54cm" svg:x="12.43cm" svg:y="7.35cm">
          <text:p text:style-name="P3">F</text:p>
          <text:p text:style-name="P3">3 P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0.32cm" svg:height="12.7cm" svg:x="27.67cm" svg:y="2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7.67cm" svg:y1="4.783cm" svg:x2="47.99cm" svg:y2="4.783cm">
          <text:p/>
        </draw:line>
        <draw:line draw:style-name="gr2" draw:text-style-name="P2" draw:layer="layout" svg:x1="32.75cm" svg:y1="2.243cm" svg:x2="32.75cm" svg:y2="14.943cm">
          <text:p/>
        </draw:line>
        <draw:line draw:style-name="gr2" draw:text-style-name="P2" draw:layer="layout" svg:x1="30.21cm" svg:y1="2.243cm" svg:x2="30.21cm" svg:y2="14.943cm">
          <text:p/>
        </draw:line>
        <draw:line draw:style-name="gr2" draw:text-style-name="P2" draw:layer="layout" svg:x1="27.67cm" svg:y1="7.323cm" svg:x2="47.99cm" svg:y2="7.323cm">
          <text:p/>
        </draw:line>
        <draw:line draw:style-name="gr2" draw:text-style-name="P2" draw:layer="layout" svg:x1="35.29cm" svg:y1="2.243cm" svg:x2="35.29cm" svg:y2="14.943cm">
          <text:p/>
        </draw:line>
        <draw:line draw:style-name="gr2" draw:text-style-name="P2" draw:layer="layout" svg:x1="27.67cm" svg:y1="9.863cm" svg:x2="47.99cm" svg:y2="9.863cm">
          <text:p/>
        </draw:line>
        <draw:line draw:style-name="gr2" draw:text-style-name="P2" draw:layer="layout" svg:x1="27.67cm" svg:y1="12.403cm" svg:x2="47.99cm" svg:y2="12.403cm">
          <text:p/>
        </draw:line>
        <draw:line draw:style-name="gr2" draw:text-style-name="P2" draw:layer="layout" svg:x1="37.83cm" svg:y1="2.243cm" svg:x2="37.83cm" svg:y2="14.943cm">
          <text:p/>
        </draw:line>
        <draw:custom-shape draw:style-name="gr4" draw:text-style-name="P4" draw:layer="layout" svg:width="2.54cm" svg:height="2.54cm" svg:x="30.21cm" svg:y="4.783cm">
          <text:p text:style-name="P3">F</text:p>
          <text:p text:style-name="P3">3 P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4cm" svg:height="2.54cm" svg:x="40.878cm" svg:y="4.175cm">
          <text:p text:style-name="P3">F</text:p>
          <text:p text:style-name="P3">1 P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0.37cm" svg:y1="2.27cm" svg:x2="40.37cm" svg:y2="14.97cm">
          <text:p/>
        </draw:line>
        <draw:line draw:style-name="gr2" draw:text-style-name="P2" draw:layer="layout" svg:x1="42.93cm" svg:y1="2.243cm" svg:x2="42.93cm" svg:y2="14.943cm">
          <text:p/>
        </draw:line>
        <draw:line draw:style-name="gr2" draw:text-style-name="P2" draw:layer="layout" svg:x1="45.43cm" svg:y1="2.243cm" svg:x2="45.43cm" svg:y2="14.943cm">
          <text:p/>
        </draw:line>
        <draw:custom-shape draw:style-name="gr5" draw:text-style-name="P5" draw:layer="layout" svg:width="2.54cm" svg:height="2.54cm" svg:x="39.862cm" svg:y="5.318cm">
          <text:p text:style-name="P3">F</text:p>
          <text:p text:style-name="P3">3 P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0.32cm" svg:height="12.7cm" svg:x="2.27cm" svg:y="1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27cm" svg:y1="20.05cm" svg:x2="22.59cm" svg:y2="20.05cm">
          <text:p/>
        </draw:line>
        <draw:line draw:style-name="gr2" draw:text-style-name="P2" draw:layer="layout" svg:x1="7.35cm" svg:y1="17.51cm" svg:x2="7.35cm" svg:y2="30.21cm">
          <text:p/>
        </draw:line>
        <draw:line draw:style-name="gr2" draw:text-style-name="P2" draw:layer="layout" svg:x1="4.81cm" svg:y1="17.51cm" svg:x2="4.81cm" svg:y2="30.21cm">
          <text:p/>
        </draw:line>
        <draw:line draw:style-name="gr2" draw:text-style-name="P2" draw:layer="layout" svg:x1="2.27cm" svg:y1="22.59cm" svg:x2="22.59cm" svg:y2="22.59cm">
          <text:p/>
        </draw:line>
        <draw:line draw:style-name="gr2" draw:text-style-name="P2" draw:layer="layout" svg:x1="9.89cm" svg:y1="17.51cm" svg:x2="9.89cm" svg:y2="30.21cm">
          <text:p/>
        </draw:line>
        <draw:line draw:style-name="gr2" draw:text-style-name="P2" draw:layer="layout" svg:x1="2.27cm" svg:y1="25.13cm" svg:x2="22.59cm" svg:y2="25.13cm">
          <text:p/>
        </draw:line>
        <draw:line draw:style-name="gr2" draw:text-style-name="P2" draw:layer="layout" svg:x1="2.27cm" svg:y1="27.67cm" svg:x2="22.59cm" svg:y2="27.67cm">
          <text:p/>
        </draw:line>
        <draw:line draw:style-name="gr2" draw:text-style-name="P2" draw:layer="layout" svg:x1="12.43cm" svg:y1="17.51cm" svg:x2="12.43cm" svg:y2="30.21cm">
          <text:p/>
        </draw:line>
        <draw:custom-shape draw:style-name="gr4" draw:text-style-name="P4" draw:layer="layout" svg:width="2.54cm" svg:height="2.54cm" svg:x="4.81cm" svg:y="20.05cm">
          <text:p text:style-name="P3">F</text:p>
          <text:p text:style-name="P3">3 P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97cm" svg:y1="17.537cm" svg:x2="14.97cm" svg:y2="30.237cm">
          <text:p/>
        </draw:line>
        <draw:line draw:style-name="gr2" draw:text-style-name="P2" draw:layer="layout" svg:x1="17.53cm" svg:y1="17.51cm" svg:x2="17.53cm" svg:y2="30.21cm">
          <text:p/>
        </draw:line>
        <draw:line draw:style-name="gr2" draw:text-style-name="P2" draw:layer="layout" svg:x1="20.03cm" svg:y1="17.51cm" svg:x2="20.03cm" svg:y2="30.21cm">
          <text:p/>
        </draw:line>
        <draw:custom-shape draw:style-name="gr5" draw:text-style-name="P5" draw:layer="layout" svg:width="2.54cm" svg:height="2.54cm" svg:x="14.97cm" svg:y="20.05cm">
          <text:p text:style-name="P3">F</text:p>
          <text:p text:style-name="P3">2 P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614cm" svg:height="0.962cm" svg:x="9.835cm" svg:y="5.191cm">
          <draw:text-box>
            <text:p>attaque</text:p>
          </draw:text-box>
        </draw:frame>
        <draw:line draw:style-name="gr3" draw:text-style-name="P2" draw:layer="layout" svg:x1="32.75cm" svg:y1="6.053cm" svg:x2="41.64cm" svg:y2="6.18cm">
          <text:p/>
        </draw:line>
        <draw:frame draw:style-name="gr6" draw:text-style-name="P8" draw:layer="layout" svg:width="2.826cm" svg:height="1.673cm" svg:x="35.235cm" svg:y="5.264cm">
          <draw:text-box>
            <text:p text:style-name="P7">missile</text:p>
            <text:p text:style-name="P7">en route</text:p>
          </draw:text-box>
        </draw:frame>
        <draw:line draw:style-name="gr3" draw:text-style-name="P2" draw:layer="layout" svg:x1="16.24cm" svg:y1="4.81cm" svg:x2="16.227cm" svg:y2="6.261cm">
          <text:p/>
        </draw:line>
        <draw:line draw:style-name="gr3" draw:text-style-name="P2" draw:layer="layout" svg:x1="14.589cm" svg:y1="7.604cm" svg:x2="16.227cm" svg:y2="6.261cm">
          <text:p/>
        </draw:line>
        <draw:frame draw:style-name="gr6" draw:text-style-name="P6" draw:layer="layout" svg:width="2.614cm" svg:height="0.962cm" svg:x="9.835cm" svg:y="5.191cm">
          <draw:text-box>
            <text:p>attaque</text:p>
          </draw:text-box>
        </draw:frame>
        <draw:frame draw:style-name="gr7" draw:text-style-name="P6" draw:layer="layout" svg:width="2.259cm" svg:height="0.962cm" svg:x="15.07cm" svg:y="7.45cm">
          <draw:text-box>
            <text:p>bouge</text:p>
          </draw:text-box>
        </draw:frame>
        <draw:frame draw:style-name="gr7" draw:text-style-name="P6" draw:layer="layout" svg:width="2.259cm" svg:height="0.962cm" svg:x="17.71cm" svg:y="3.032cm">
          <draw:text-box>
            <text:p>bouge</text:p>
          </draw:text-box>
        </draw:frame>
        <draw:custom-shape draw:style-name="gr1" draw:text-style-name="P1" draw:layer="layout" svg:width="20.32cm" svg:height="12.7cm" svg:x="27.643cm" svg:y="17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7.543cm" svg:y1="19.977cm" svg:x2="47.863cm" svg:y2="19.977cm">
          <text:p/>
        </draw:line>
        <draw:line draw:style-name="gr2" draw:text-style-name="P2" draw:layer="layout" svg:x1="32.623cm" svg:y1="17.437cm" svg:x2="32.623cm" svg:y2="30.137cm">
          <text:p/>
        </draw:line>
        <draw:line draw:style-name="gr2" draw:text-style-name="P2" draw:layer="layout" svg:x1="30.083cm" svg:y1="17.437cm" svg:x2="30.083cm" svg:y2="30.137cm">
          <text:p/>
        </draw:line>
        <draw:line draw:style-name="gr2" draw:text-style-name="P2" draw:layer="layout" svg:x1="27.543cm" svg:y1="22.517cm" svg:x2="47.863cm" svg:y2="22.517cm">
          <text:p/>
        </draw:line>
        <draw:line draw:style-name="gr2" draw:text-style-name="P2" draw:layer="layout" svg:x1="35.163cm" svg:y1="17.437cm" svg:x2="35.163cm" svg:y2="30.137cm">
          <text:p/>
        </draw:line>
        <draw:line draw:style-name="gr2" draw:text-style-name="P2" draw:layer="layout" svg:x1="27.543cm" svg:y1="25.057cm" svg:x2="47.863cm" svg:y2="25.057cm">
          <text:p/>
        </draw:line>
        <draw:line draw:style-name="gr2" draw:text-style-name="P2" draw:layer="layout" svg:x1="27.543cm" svg:y1="27.597cm" svg:x2="47.863cm" svg:y2="27.597cm">
          <text:p/>
        </draw:line>
        <draw:line draw:style-name="gr2" draw:text-style-name="P2" draw:layer="layout" svg:x1="37.703cm" svg:y1="17.437cm" svg:x2="37.703cm" svg:y2="30.137cm">
          <text:p/>
        </draw:line>
        <draw:custom-shape draw:style-name="gr4" draw:text-style-name="P4" draw:layer="layout" svg:width="2.54cm" svg:height="2.54cm" svg:x="30.083cm" svg:y="19.977cm">
          <text:p text:style-name="P3">F</text:p>
          <text:p text:style-name="P3">3 P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4cm" svg:height="2.54cm" svg:x="40.243cm" svg:y="17.437cm">
          <text:p text:style-name="P3">F</text:p>
          <text:p text:style-name="P3">1 P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0.243cm" svg:y1="17.464cm" svg:x2="40.243cm" svg:y2="30.164cm">
          <text:p/>
        </draw:line>
        <draw:line draw:style-name="gr2" draw:text-style-name="P2" draw:layer="layout" svg:x1="42.803cm" svg:y1="17.437cm" svg:x2="42.803cm" svg:y2="30.137cm">
          <text:p/>
        </draw:line>
        <draw:line draw:style-name="gr2" draw:text-style-name="P2" draw:layer="layout" svg:x1="45.303cm" svg:y1="17.437cm" svg:x2="45.303cm" svg:y2="30.137cm">
          <text:p/>
        </draw:line>
        <draw:custom-shape draw:style-name="gr5" draw:text-style-name="P5" draw:layer="layout" svg:width="2.54cm" svg:height="2.54cm" svg:x="37.703cm" svg:y="22.517cm">
          <text:p text:style-name="P3">F</text:p>
          <text:p text:style-name="P3">3 P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1.28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4T16:36:48.003821203</meta:creation-date>
    <dc:date>2017-02-02T09:34:28.649546279</dc:date>
    <meta:editing-duration>PT24M38S</meta:editing-duration>
    <meta:editing-cycles>14</meta:editing-cycles>
    <meta:generator>LibreOffice/5.2.5.1$Linux_X86_64 LibreOffice_project/20$Build-1</meta:generator>
    <meta:document-statistic meta:object-count="68"/>
  </office:meta>
</office:document-meta>
</file>